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BE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fo:font-weight="bold" style:font-weight-asian="bold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style:text-underline-style="solid" style:text-underline-width="auto" style:text-underline-color="font-color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en" fo:country="US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 fo:padding-left="0.141cm" fo:padding-right="0.141cm" fo:padding-top="0.035cm" fo:padding-bottom="0.035cm" fo:border="0.018cm solid #00000a">
        <style:tab-stops>
          <style:tab-stop style:position="-1.27cm"/>
        </style:tab-stops>
      </style:paragraph-properties>
      <style:text-properties fo:letter-spacing="-0.005cm" fo:language="en" fo:country="US" fo:hyphenate="false" fo:hyphenation-remain-char-count="2" fo:hyphenation-push-char-count="2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Standard" style:list-style-name="">
      <style:paragraph-properties style:text-autospace="none"/>
      <style:text-properties fo:color="#000000" style:font-name="Courier New" fo:font-size="10pt" style:font-name-asian="F" style:font-size-asian="10pt" style:font-name-complex="F" style:font-size-complex="10pt"/>
    </style:style>
    <style:style style:name="P14" style:family="paragraph" style:parent-style-name="Standard" style:list-style-name="">
      <style:paragraph-properties style:text-autospace="none"/>
      <style:text-properties fo:color="#000000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P15" style:family="paragraph" style:parent-style-name="Standard">
      <style:text-properties fo:color="#008000" style:font-name="Courier New" fo:font-size="10pt" style:font-name-asian="F" style:font-size-asian="10pt" style:font-name-complex="F" style:font-size-complex="10pt"/>
    </style:style>
    <style:style style:name="P16" style:family="paragraph" style:parent-style-name="Standard" style:list-style-name="">
      <style:paragraph-properties style:text-autospace="none"/>
      <style:text-properties fo:color="#008000" style:font-name="Courier New" fo:font-size="10pt" style:font-name-asian="F" style:font-size-asian="10pt" style:font-name-complex="F" style:font-size-complex="10pt"/>
    </style:style>
    <style:style style:name="P17" style:family="paragraph" style:parent-style-name="Standard" style:list-style-name="">
      <style:paragraph-properties style:text-autospace="none"/>
      <style:text-properties fo:color="#804000" style:font-name="Courier New" fo:font-size="10pt" style:font-name-asian="F" style:font-size-asian="10pt" style:font-name-complex="F" style:font-size-complex="10pt"/>
    </style:style>
    <style:style style:name="P18" style:family="paragraph" style:parent-style-name="Standard" style:list-style-name="">
      <style:paragraph-properties style:text-autospace="none"/>
    </style:style>
    <style:style style:name="P19" style:family="paragraph" style:parent-style-name="Standard" style:list-style-name="">
      <style:paragraph-properties style:text-autospace="none"/>
      <style:text-properties fo:color="#000080" style:font-name="Courier New" fo:font-size="10pt" fo:font-weight="bold" style:font-name-asian="F" style:font-size-asian="10pt" style:font-weight-asian="bold" style:font-name-complex="F" style:font-size-complex="10pt" style:font-weight-complex="bold"/>
    </style:style>
    <style:style style:name="P20" style:family="paragraph" style:parent-style-name="Standard" style:list-style-name="">
      <style:paragraph-properties style:text-autospace="none"/>
      <style:text-properties style:font-name="Courier New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8000f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2" style:family="text">
      <style:text-properties fo:color="#8000ff" fo:font-size="10pt" style:font-name-asian="F" style:font-size-asian="10pt" style:font-name-complex="F" style:font-size-complex="10pt"/>
    </style:style>
    <style:style style:name="T3" style:family="text">
      <style:text-properties fo:color="#000000" fo:font-size="10pt" fo:font-weight="normal" style:font-name-asian="F" style:font-size-asian="10pt" style:font-weight-asian="normal" style:font-name-complex="F" style:font-size-complex="10pt" style:font-weight-complex="normal"/>
    </style:style>
    <style:style style:name="T4" style:family="text">
      <style:text-properties fo:color="#00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5" style:family="text">
      <style:text-properties fo:color="#000080" fo:font-size="10pt" fo:font-weight="bold" style:font-name-asian="F" style:font-size-asian="10pt" style:font-weight-asian="bold" style:font-name-complex="F" style:font-size-complex="10pt" style:font-weight-complex="bold"/>
    </style:style>
    <style:style style:name="T6" style:family="text">
      <style:text-properties fo:color="#00008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7" style:family="text">
      <style:text-properties fo:color="#808080" fo:font-size="10pt" fo:font-weight="normal" style:font-name-asian="F" style:font-size-asian="10pt" style:font-weight-asian="normal" style:font-name-complex="F" style:font-size-complex="10pt" style:font-weight-complex="normal"/>
    </style:style>
    <style:style style:name="T8" style:family="text">
      <style:text-properties fo:color="#0000ff" fo:font-size="10pt" fo:font-weight="bold" style:font-name-asian="F" style:font-size-asian="10pt" style:font-weight-asian="bold" style:font-name-complex="F" style:font-size-complex="10pt" style:font-weight-complex="bold"/>
    </style:style>
    <style:style style:name="T9" style:family="text">
      <style:text-properties fo:letter-spacing="-0.005cm" fo:language="fr" fo:country="BE"/>
    </style:style>
    <style:style style:name="T10" style:family="text">
      <style:text-properties fo:letter-spacing="-0.005cm" fo:language="en" fo:country="US"/>
    </style:style>
    <style:style style:name="T11" style:family="text">
      <style:text-properties fo:color="#008000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2" style:family="text">
      <style:text-properties fo:color="#ff8000" fo:font-size="10pt" fo:font-weight="normal" style:font-name-asian="F" style:font-size-asian="10pt" style:font-weight-asian="normal" style:font-name-complex="F" style:font-size-complex="10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.E.P.L. <text:s/>: Catégorie Technique</text:p>
      <text:p text:style-name="P4">==========================================</text:p>
      <text:p text:style-name="P4"/>
      <text:p text:style-name="P4"/>
      <text:p text:style-name="P4">Bachelier en Informatique et Systèmes : finalité Informatique Industrielle</text:p>
      <text:p text:style-name="P4"/>
      <text:p text:style-name="P4"/>
      <text:p text:style-name="P4">LABORATOIRE D'INFORMATIQUE INDUSTRIELLE</text:p>
      <text:p text:style-name="P4">===========================================</text:p>
      <text:p text:style-name="P4"/>
      <text:p text:style-name="P4"/>
      <text:p text:style-name="P4"/>
      <text:p text:style-name="P4"/>
      <text:p text:style-name="P4">Système Embarqués</text:p>
      <text:p text:style-name="P4">---------------------------</text:p>
      <text:p text:style-name="P3"/>
      <text:p text:style-name="P5">3ème année</text:p>
      <text:p text:style-name="P3"/>
      <text:p text:style-name="P3"/>
      <text:p text:style-name="P3"/>
      <text:p text:style-name="P4">Debugging local sur une CIBLE QNX</text:p>
      <text:p text:style-name="P4">=============================</text:p>
      <text:p text:style-name="P3"/>
      <text:p text:style-name="P2"/>
      <text:p text:style-name="P2"/>
      <text:p text:style-name="P2"/>
      <text:p text:style-name="P2"/>
      <text:p text:style-name="P2"><text:s text:c="4"/>2012 - 2013 <text:s text:c="13"/><text:tab/><text:tab/><text:tab/><text:tab/> <text:s text:c="11"/><text:tab/><text:tab/><text:tab/>Van Gysegem Thomas</text:p>
      <text:p text:style-name="P2"><text:tab/><text:tab/><text:tab/><text:tab/><text:tab/><text:tab/><text:tab/><text:tab/><text:tab/> <text:s text:c="3"/><text:tab/>Delsaux Kevin</text:p>
      <text:p text:style-name="P2"/>
      <text:p text:style-name="P7"><text:span text:style-name="T9"><text:tab/><text:tab/><text:tab/><text:tab/><text:tab/><text:tab/><text:tab/><text:tab/></text:span><text:span text:style-name="T10">Groupe : 2322</text:span></text:p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0">Table des matières</text:p>
          </text:index-title>
          <text:p text:style-name="P21">Fichier script<text:tab/>3</text:p>
          <text:p text:style-name="P12">Fichier source (*.c)<text:tab/>3</text:p>
          <text:p text:style-name="P12">Fichier build (*.bld)<text:tab/>3</text:p>
          <text:p text:style-name="P12">Résultat du mkifs<text:tab/>3</text:p>
          <text:p text:style-name="P12">Taille de l’exécutable<text:tab/>3</text:p>
          <text:p text:style-name="P12">Résultat du dinit<text:tab/>3</text:p>
          <text:p text:style-name="P12">Exécution du programme<text:tab/>3</text:p>
          <text:p text:style-name="P21">Interprétation des résultats<text:tab/>4</text:p>
          <text:p text:style-name="P21">Conclusion<text:tab/>5</text:p>
        </text:index-body>
      </text:table-of-content>
      <text:h text:style-name="Heading_20_3" text:outline-level="3"/>
      <text:h text:style-name="P11" text:outline-level="1">Fichier script</text:h>
      <text:h text:style-name="Heading_20_2" text:outline-level="2">Fichier source (*.c)</text:h>
      <text:p text:style-name="Text_20_body"/>
      <text:p text:style-name="P15">// thread3.c</text:p>
      <text:p text:style-name="P16">// </text:p>
      <text:p text:style-name="P16">// Last edit: <text:s text:c="2"/>08 Octobre 2012</text:p>
      <text:p text:style-name="P16">// Van Gysegem Thomas &lt;thomasvangysegem@gmail.com&gt;</text:p>
      <text:p text:style-name="P13"/>
      <text:p text:style-name="P17">#include &lt;stdlib.h&gt;</text:p>
      <text:p text:style-name="P17">#include &lt;time.h&gt;</text:p>
      <text:p text:style-name="P17">#include &lt;unistd.h&gt;</text:p>
      <text:p text:style-name="P17">#include &lt;errno.h&gt;</text:p>
      <text:p text:style-name="P17">#include &lt;fcntl.h&gt;</text:p>
      <text:p text:style-name="P17">#include &lt;stdio.h&gt;</text:p>
      <text:p text:style-name="P17">#include &lt;termios.h&gt;</text:p>
      <text:p text:style-name="P17">#include &lt;curses.h&gt;</text:p>
      <text:p text:style-name="P17">#include &lt;pthread.h&gt;</text:p>
      <text:p text:style-name="P13"/>
      <text:p text:style-name="P17">#define NB_THREAD <text:s text:c="6"/>3</text:p>
      <text:p text:style-name="P13"/>
      <text:p text:style-name="P20"><text:span text:style-name="T2">void</text:span><text:span text:style-name="T5">*</text:span><text:span text:style-name="T3"> threadBody</text:span><text:span text:style-name="T5">(</text:span><text:span text:style-name="T1">void</text:span><text:span text:style-name="T5">);</text:span></text:p>
      <text:p text:style-name="P14"/>
      <text:p text:style-name="P14"/>
      <text:p text:style-name="P20"><text:span text:style-name="T1">int</text:span><text:span text:style-name="T3"> main </text:span><text:span text:style-name="T5">()</text:span></text:p>
      <text:p text:style-name="P19">{</text:p>
      <text:p text:style-name="P20"><text:span text:style-name="T3"><text:s text:c="4"/></text:span><text:span text:style-name="T1">int</text:span><text:span text:style-name="T3"> i</text:span><text:span text:style-name="T5">,</text:span><text:span text:style-name="T3"> count</text:span><text:span text:style-name="T5">;</text:span></text:p>
      <text:p text:style-name="P14"><text:s text:c="4"/></text:p>
      <text:p text:style-name="P20"><text:span text:style-name="T3"><text:s text:c="4"/>pthread_t handleThread</text:span><text:span text:style-name="T5">[</text:span><text:span text:style-name="T3">NB_THREAD</text:span><text:span text:style-name="T5">];</text:span></text:p>
      <text:p text:style-name="P14"><text:s text:c="4"/></text:p>
      <text:p text:style-name="P20"><text:span text:style-name="T3"><text:s text:c="4"/></text:span><text:span text:style-name="T11">// Initialise les thread</text:span></text:p>
      <text:p text:style-name="P20"><text:span text:style-name="T3"><text:s text:c="4"/></text:span><text:span text:style-name="T8">for</text:span><text:span text:style-name="T5">(</text:span><text:span text:style-name="T3">i</text:span><text:span text:style-name="T5">=</text:span><text:span text:style-name="T12">0</text:span><text:span text:style-name="T5">;</text:span><text:span text:style-name="T3"> i</text:span><text:span text:style-name="T5">&lt;</text:span><text:span text:style-name="T3">NB_THREAD</text:span><text:span text:style-name="T5">;</text:span><text:span text:style-name="T3"> i</text:span><text:span text:style-name="T5">++)</text:span><text:span text:style-name="T3"> </text:span><text:span text:style-name="T5">{</text:span></text:p>
      <text:p text:style-name="P20"><text:span text:style-name="T3"><text:s text:c="8"/>pthread_create</text:span><text:span text:style-name="T5">(</text:span></text:p>
      <text:p text:style-name="P20"><text:span text:style-name="T3"><text:s text:c="16"/></text:span><text:span text:style-name="T5">&amp;</text:span><text:span text:style-name="T3">handleThread</text:span><text:span text:style-name="T5">[</text:span><text:span text:style-name="T3">i</text:span><text:span text:style-name="T5">],</text:span><text:span text:style-name="T3"> </text:span></text:p>
      <text:p text:style-name="P20"><text:span text:style-name="T3"><text:s text:c="16"/></text:span><text:span text:style-name="T8">NULL</text:span><text:span text:style-name="T5">,</text:span><text:span text:style-name="T3"> </text:span></text:p>
      <text:p text:style-name="P20"><text:span text:style-name="T3"><text:s text:c="16"/></text:span><text:span text:style-name="T5">(</text:span><text:span text:style-name="T1">void</text:span><text:span text:style-name="T5">*(*)(</text:span><text:span text:style-name="T1">void</text:span><text:span text:style-name="T5">*))</text:span><text:span text:style-name="T3">threadBody</text:span><text:span text:style-name="T5">,</text:span><text:span text:style-name="T3"> </text:span></text:p>
      <text:p text:style-name="P20"><text:span text:style-name="T3"><text:s text:c="16"/></text:span><text:span text:style-name="T8">NULL</text:span></text:p>
      <text:p text:style-name="P20"><text:span text:style-name="T3"><text:s text:c="8"/></text:span><text:span text:style-name="T5">);</text:span></text:p>
      <text:p text:style-name="P20"><text:span text:style-name="T3"><text:s text:c="4"/></text:span><text:span text:style-name="T5">}</text:span></text:p>
      <text:p text:style-name="P14"><text:s text:c="4"/></text:p>
      <text:p text:style-name="P20"><text:span text:style-name="T3"><text:s text:c="4"/></text:span><text:span text:style-name="T11">// Attend la fin des thread</text:span></text:p>
      <text:p text:style-name="P20"><text:span text:style-name="T3"><text:s text:c="4"/></text:span><text:span text:style-name="T8">for</text:span><text:span text:style-name="T5">(</text:span><text:span text:style-name="T3">i</text:span><text:span text:style-name="T5">=</text:span><text:span text:style-name="T12">0</text:span><text:span text:style-name="T5">;</text:span><text:span text:style-name="T3"> i</text:span><text:span text:style-name="T5">&lt;</text:span><text:span text:style-name="T3">NB_THREAD</text:span><text:span text:style-name="T5">;</text:span><text:span text:style-name="T3"> i</text:span><text:span text:style-name="T5">++)</text:span><text:span text:style-name="T3"> </text:span><text:span text:style-name="T5">{</text:span></text:p>
      <text:p text:style-name="P20"><text:span text:style-name="T3"><text:s text:c="8"/>pthread_join</text:span><text:span text:style-name="T5">(</text:span><text:span text:style-name="T3">handleThread</text:span><text:span text:style-name="T5">[</text:span><text:span text:style-name="T3">i</text:span><text:span text:style-name="T5">],</text:span><text:span text:style-name="T3"> </text:span><text:span text:style-name="T8">NULL</text:span><text:span text:style-name="T5">);</text:span></text:p>
      <text:p text:style-name="P20"><text:span text:style-name="T3"><text:s text:c="4"/></text:span><text:span text:style-name="T5">}</text:span></text:p>
      <text:p text:style-name="P14"><text:s text:c="4"/></text:p>
      <text:p text:style-name="P20"><text:span text:style-name="T3"><text:s text:c="4"/></text:span><text:span text:style-name="T8">return</text:span><text:span text:style-name="T3"> </text:span><text:span text:style-name="T12">1</text:span><text:span text:style-name="T5">;</text:span></text:p>
      <text:p text:style-name="P19">}</text:p>
      <text:p text:style-name="P14"/>
      <text:p text:style-name="P20"><text:span text:style-name="T1">void</text:span><text:span text:style-name="T5">*</text:span><text:span text:style-name="T3"> threadBody</text:span><text:span text:style-name="T5">(</text:span><text:span text:style-name="T1">void</text:span><text:span text:style-name="T5">)</text:span></text:p>
      <text:p text:style-name="P19">{</text:p>
      <text:p text:style-name="P20"><text:span text:style-name="T3"><text:s text:c="4"/>printf</text:span><text:span text:style-name="T5">(</text:span><text:span text:style-name="T7">"Van Gysegem Thomas et Delsaux Kevin\n"</text:span><text:span text:style-name="T5">);</text:span></text:p>
      <text:p text:style-name="P20"><text:span text:style-name="T5">}</text:span></text:p>
      <text:p text:style-name="P18"><text:span text:style-name="T6"/></text:p>
      <text:p text:style-name="P18"><text:span text:style-name="T6"/></text:p>
      <text:h text:style-name="Heading_20_2" text:outline-level="2"><text:soft-page-break/>Fichier build (*.bld)</text:h>
      <text:p text:style-name="Text_20_body"/>
      <text:p text:style-name="Text_20_body"/>
      <text:p text:style-name="Text_20_body"/>
      <text:p text:style-name="Text_20_body"/>
      <text:h text:style-name="Heading_20_2" text:outline-level="2">Résultat du mkifs</text:h>
      <text:p text:style-name="Text_20_body"/>
      <text:h text:style-name="Heading_20_2" text:outline-level="2">Taille de l’exécutable</text:h>
      <text:p text:style-name="Text_20_body"/>
      <text:h text:style-name="Heading_20_2" text:outline-level="2">Résultat du dinit</text:h>
      <text:p text:style-name="Text_20_body"/>
      <text:h text:style-name="Heading_20_2" text:outline-level="2">Exécution du programme</text:h>
      <text:p text:style-name="Text_20_body"/>
      <text:p text:style-name="Text_20_body"><text:tab/></text:p>
      <text:h text:style-name="P11" text:outline-level="1">Interprétation des résultats</text:h>
      <text:h text:style-name="P11" text:outline-level="1">Conclusion</text:h>
      <text:p text:style-name="Text_20_body"><text:tab/></text:p>
      <text:p text:style-name="Text_20_body"><text:tab/>Lors de l'exécution de la commande « gdb a-g.out » suivit de la commande « r » dans le programme gdb, on rencontre un warning spécifiant qu'une librairie partagée n'a pas pût être chargée. Ce warning ne semble pas perturber le reste de l'exécution du program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Groupe 2322<text:tab/>Informatique en milieu industriel<text:tab/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4T13:27:29.27</meta:creation-date>
    <dc:date>2012-10-08T15:26:40.64</dc:date>
    <meta:editing-duration>PT6H59M54S</meta:editing-duration>
    <meta:editing-cycles>59</meta:editing-cycles>
    <meta:generator>OpenOffice.org/3.4.1$Win32 OpenOffice.org_project/341m1$Build-9593</meta:generator>
    <meta:document-statistic meta:table-count="0" meta:image-count="0" meta:object-count="0" meta:page-count="6" meta:paragraph-count="78" meta:word-count="241" meta:character-count="1968"/>
  </office:meta>
</office:document-meta>
</file>